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fo:color="#3465a4"/>
    </style:style>
    <style:style style:name="P2" style:family="paragraph" style:parent-style-name="Heading_20_2">
      <style:paragraph-properties fo:text-align="center" style:justify-single-word="false" fo:break-before="page"/>
      <style:text-properties fo:color="#3465a4"/>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text-align="center" style:justify-single-word="false" fo:break-before="page"/>
      <style:text-properties fo:color="#3465a4" officeooo:rsid="001dcdb9" officeooo:paragraph-rsid="001dcdb9"/>
    </style:style>
    <style:style style:name="P6" style:family="paragraph" style:parent-style-name="Heading_20_1">
      <style:paragraph-properties fo:text-align="center" style:justify-single-word="false" fo:break-before="page"/>
      <style:text-properties fo:color="#3465a4" officeooo:rsid="001dcdb9" officeooo:paragraph-rsid="0028adf3"/>
    </style:style>
    <style:style style:name="P7" style:family="paragraph" style:parent-style-name="Standard" style:master-page-name="First_20_Page">
      <style:paragraph-properties style:page-number="auto"/>
    </style:style>
    <style:style style:name="P8" style:family="paragraph" style:parent-style-name="Text_20_body">
      <style:paragraph-properties fo:break-before="page"/>
      <style:text-properties officeooo:paragraph-rsid="001dcdb9"/>
    </style:style>
    <style:style style:name="P9" style:family="paragraph" style:parent-style-name="Text_20_body">
      <style:text-properties officeooo:paragraph-rsid="001dcdb9"/>
    </style:style>
    <style:style style:name="P10" style:family="paragraph" style:parent-style-name="Text_20_body">
      <style:text-properties officeooo:rsid="002023fd" officeooo:paragraph-rsid="002023fd"/>
    </style:style>
    <style:style style:name="P11" style:family="paragraph" style:parent-style-name="Text_20_body">
      <style:paragraph-properties fo:text-align="start" style:justify-single-word="false"/>
      <style:text-properties fo:font-style="italic" officeooo:paragraph-rsid="002023fd" style:font-style-asian="italic" style:font-style-complex="italic"/>
    </style:style>
    <style:style style:name="P12" style:family="paragraph" style:parent-style-name="Text_20_body">
      <style:paragraph-properties fo:text-align="start" style:justify-single-word="false"/>
      <style:text-properties fo:font-style="italic" officeooo:rsid="0066b111" officeooo:paragraph-rsid="002110e3" style:font-style-asian="italic" style:font-style-complex="italic"/>
    </style:style>
    <style:style style:name="P13" style:family="paragraph" style:parent-style-name="Text_20_body">
      <style:paragraph-properties fo:text-align="start" style:justify-single-word="false"/>
      <style:text-properties fo:font-style="italic" officeooo:rsid="0066b111" officeooo:paragraph-rsid="0030530e" style:font-style-asian="italic" style:font-style-complex="italic"/>
    </style:style>
    <style:style style:name="P14" style:family="paragraph" style:parent-style-name="Text_20_body">
      <style:paragraph-properties fo:text-align="start" style:justify-single-word="false"/>
      <style:text-properties fo:font-style="italic" officeooo:rsid="00576777" officeooo:paragraph-rsid="002110e3" style:font-style-asian="italic" style:font-style-complex="italic"/>
    </style:style>
    <style:style style:name="P15" style:family="paragraph" style:parent-style-name="Text_20_body">
      <style:paragraph-properties fo:text-align="start" style:justify-single-word="false"/>
      <style:text-properties fo:font-style="italic" officeooo:rsid="00576777" officeooo:paragraph-rsid="002f9a88" style:font-style-asian="italic" style:font-style-complex="italic"/>
    </style:style>
    <style:style style:name="P16" style:family="paragraph" style:parent-style-name="Text_20_body">
      <style:paragraph-properties fo:text-align="start" style:justify-single-word="false"/>
      <style:text-properties fo:font-style="italic" officeooo:rsid="00576777" officeooo:paragraph-rsid="0030530e" style:font-style-asian="italic" style:font-style-complex="italic"/>
    </style:style>
    <style:style style:name="P17" style:family="paragraph" style:parent-style-name="Text_20_body">
      <style:paragraph-properties fo:text-align="start" style:justify-single-word="false"/>
      <style:text-properties fo:font-style="italic" officeooo:rsid="00594828" officeooo:paragraph-rsid="002110e3" style:font-style-asian="italic" style:font-style-complex="italic"/>
    </style:style>
    <style:style style:name="P18" style:family="paragraph" style:parent-style-name="Text_20_body">
      <style:paragraph-properties fo:text-align="start" style:justify-single-word="false"/>
      <style:text-properties fo:font-style="italic" officeooo:rsid="00594828" officeooo:paragraph-rsid="002f9a88" style:font-style-asian="italic" style:font-style-complex="italic"/>
    </style:style>
    <style:style style:name="P19" style:family="paragraph" style:parent-style-name="Text_20_body">
      <style:paragraph-properties fo:text-align="start" style:justify-single-word="false"/>
      <style:text-properties fo:font-style="italic" officeooo:rsid="00594828" officeooo:paragraph-rsid="0030530e" style:font-style-asian="italic" style:font-style-complex="italic"/>
    </style:style>
    <style:style style:name="P20" style:family="paragraph" style:parent-style-name="Text_20_body">
      <style:paragraph-properties fo:text-align="start" style:justify-single-word="false"/>
      <style:text-properties fo:font-style="italic" officeooo:rsid="0059d4a6" officeooo:paragraph-rsid="002110e3" style:font-style-asian="italic" style:font-style-complex="italic"/>
    </style:style>
    <style:style style:name="P21" style:family="paragraph" style:parent-style-name="Text_20_body">
      <style:paragraph-properties fo:text-align="start" style:justify-single-word="false"/>
      <style:text-properties fo:font-style="italic" officeooo:rsid="0059d4a6" officeooo:paragraph-rsid="002f9a88" style:font-style-asian="italic" style:font-style-complex="italic"/>
    </style:style>
    <style:style style:name="P22" style:family="paragraph" style:parent-style-name="Text_20_body">
      <style:paragraph-properties fo:text-align="start" style:justify-single-word="false"/>
      <style:text-properties fo:font-style="italic" officeooo:rsid="0059d4a6" officeooo:paragraph-rsid="0030530e" style:font-style-asian="italic" style:font-style-complex="italic"/>
    </style:style>
    <style:style style:name="P23" style:family="paragraph" style:parent-style-name="Text_20_body">
      <style:paragraph-properties fo:text-align="start" style:justify-single-word="false"/>
      <style:text-properties fo:font-style="italic" officeooo:rsid="002110e3" officeooo:paragraph-rsid="002110e3" style:font-style-asian="italic" style:font-style-complex="italic"/>
    </style:style>
    <style:style style:name="P24" style:family="paragraph" style:parent-style-name="Text_20_body">
      <style:paragraph-properties fo:text-align="start" style:justify-single-word="false"/>
      <style:text-properties fo:font-style="italic" officeooo:rsid="0027ae3a" officeooo:paragraph-rsid="0030c7ba" style:font-style-asian="italic" style:font-style-complex="italic"/>
    </style:style>
    <style:style style:name="P25" style:family="paragraph" style:parent-style-name="Text_20_body">
      <style:paragraph-properties fo:text-align="start" style:justify-single-word="false"/>
      <style:text-properties officeooo:rsid="002110e3" officeooo:paragraph-rsid="002110e3"/>
    </style:style>
    <style:style style:name="P26" style:family="paragraph" style:parent-style-name="Text_20_body">
      <style:paragraph-properties fo:text-align="start" style:justify-single-word="false"/>
      <style:text-properties fo:font-style="normal" officeooo:paragraph-rsid="002023fd" style:font-style-asian="normal" style:font-style-complex="normal"/>
    </style:style>
    <style:style style:name="P27" style:family="paragraph" style:parent-style-name="Text_20_body">
      <style:paragraph-properties fo:text-align="start" style:justify-single-word="false"/>
      <style:text-properties fo:font-style="normal" officeooo:rsid="0066b0c1" officeooo:paragraph-rsid="002f9a88" style:font-style-asian="normal" style:font-style-complex="normal"/>
    </style:style>
    <style:style style:name="P28" style:family="paragraph" style:parent-style-name="Text_20_body">
      <style:paragraph-properties fo:text-align="start" style:justify-single-word="false"/>
      <style:text-properties fo:font-style="normal" officeooo:rsid="00867785" officeooo:paragraph-rsid="002f9a88" style:font-style-asian="normal" style:font-style-complex="normal"/>
    </style:style>
    <style:style style:name="P29" style:family="paragraph" style:parent-style-name="Text_20_body">
      <style:paragraph-properties fo:text-align="start" style:justify-single-word="false"/>
      <style:text-properties fo:font-style="normal" officeooo:rsid="00576777" officeooo:paragraph-rsid="002f9a88" style:font-style-asian="normal" style:font-style-complex="normal"/>
    </style:style>
    <style:style style:name="P30" style:family="paragraph" style:parent-style-name="Text_20_body">
      <style:paragraph-properties fo:text-align="start" style:justify-single-word="false"/>
      <style:text-properties fo:font-style="normal" officeooo:rsid="00576777" officeooo:paragraph-rsid="0030530e" style:font-style-asian="normal" style:font-style-complex="normal"/>
    </style:style>
    <style:style style:name="P31" style:family="paragraph" style:parent-style-name="Text_20_body">
      <style:paragraph-properties fo:text-align="start" style:justify-single-word="false"/>
      <style:text-properties fo:font-style="normal" officeooo:rsid="006f2617" officeooo:paragraph-rsid="002f9a88" style:font-style-asian="normal" style:font-style-complex="normal"/>
    </style:style>
    <style:style style:name="P32" style:family="paragraph" style:parent-style-name="Text_20_body">
      <style:paragraph-properties fo:text-align="start" style:justify-single-word="false"/>
      <style:text-properties fo:font-style="normal" officeooo:rsid="00594828" officeooo:paragraph-rsid="002f9a88" style:font-style-asian="normal" style:font-style-complex="normal"/>
    </style:style>
    <style:style style:name="P33" style:family="paragraph" style:parent-style-name="Text_20_body">
      <style:paragraph-properties fo:text-align="start" style:justify-single-word="false"/>
      <style:text-properties fo:font-style="normal" officeooo:rsid="00594828" officeooo:paragraph-rsid="0030530e" style:font-style-asian="normal" style:font-style-complex="normal"/>
    </style:style>
    <style:style style:name="P34" style:family="paragraph" style:parent-style-name="Text_20_body">
      <style:paragraph-properties fo:text-align="start" style:justify-single-word="false"/>
      <style:text-properties fo:font-style="normal" officeooo:rsid="007518fe" officeooo:paragraph-rsid="002f9a88" style:font-style-asian="normal" style:font-style-complex="normal"/>
    </style:style>
    <style:style style:name="P35" style:family="paragraph" style:parent-style-name="Text_20_body">
      <style:paragraph-properties fo:text-align="start" style:justify-single-word="false"/>
      <style:text-properties fo:font-style="normal" officeooo:rsid="0059d4a6" officeooo:paragraph-rsid="002f9a88" style:font-style-asian="normal" style:font-style-complex="normal"/>
    </style:style>
    <style:style style:name="P36" style:family="paragraph" style:parent-style-name="Text_20_body">
      <style:paragraph-properties fo:text-align="start" style:justify-single-word="false"/>
      <style:text-properties fo:font-style="normal" officeooo:rsid="0059d4a6" officeooo:paragraph-rsid="0030530e" style:font-style-asian="normal" style:font-style-complex="normal"/>
    </style:style>
    <style:style style:name="P37" style:family="paragraph" style:parent-style-name="Text_20_body">
      <style:paragraph-properties fo:text-align="start" style:justify-single-word="false"/>
      <style:text-properties fo:font-style="normal" officeooo:rsid="008f7c34" officeooo:paragraph-rsid="002f9a88" style:font-style-asian="normal" style:font-style-complex="normal"/>
    </style:style>
    <style:style style:name="P38" style:family="paragraph" style:parent-style-name="Text_20_body">
      <style:paragraph-properties fo:text-align="start" style:justify-single-word="false"/>
      <style:text-properties fo:font-style="normal" officeooo:rsid="0066b111" officeooo:paragraph-rsid="002f9a88" style:font-style-asian="normal" style:font-style-complex="normal"/>
    </style:style>
    <style:style style:name="P39" style:family="paragraph" style:parent-style-name="Text_20_body">
      <style:paragraph-properties fo:text-align="start" style:justify-single-word="false"/>
      <style:text-properties fo:font-style="normal" officeooo:rsid="00314bc1" officeooo:paragraph-rsid="00314bc1" style:font-style-asian="normal" style:font-style-complex="normal"/>
    </style:style>
    <style:style style:name="P40" style:family="paragraph" style:parent-style-name="Text_20_body">
      <style:paragraph-properties fo:text-align="start" style:justify-single-word="false"/>
      <style:text-properties fo:font-style="normal" officeooo:rsid="00377354" officeooo:paragraph-rsid="00377354" style:font-style-asian="normal" style:font-style-complex="normal"/>
    </style:style>
    <style:style style:name="P41" style:family="paragraph" style:parent-style-name="Text_20_body">
      <style:paragraph-properties fo:text-align="start" style:justify-single-word="false"/>
      <style:text-properties fo:font-style="normal" officeooo:rsid="004986ed" officeooo:paragraph-rsid="004986ed" style:font-style-asian="normal" style:font-style-complex="normal"/>
    </style:style>
    <style:style style:name="P42" style:family="paragraph" style:parent-style-name="Text_20_body" style:list-style-name="L1">
      <style:paragraph-properties fo:text-align="start" style:justify-single-word="false"/>
      <style:text-properties fo:font-style="normal" officeooo:rsid="004986ed" officeooo:paragraph-rsid="004986ed" style:font-style-asian="normal" style:font-style-complex="normal"/>
    </style:style>
    <style:style style:name="P43" style:family="paragraph" style:parent-style-name="Text_20_body" style:list-style-name="L1">
      <style:paragraph-properties fo:text-align="start" style:justify-single-word="false"/>
      <style:text-properties fo:font-style="normal" officeooo:rsid="004e4fc3" officeooo:paragraph-rsid="004e4fc3" style:font-style-asian="normal" style:font-style-complex="normal"/>
    </style:style>
    <style:style style:name="P44" style:family="paragraph" style:parent-style-name="Text_20_body">
      <style:paragraph-properties fo:text-align="start" style:justify-single-word="false"/>
      <style:text-properties fo:font-style="normal" officeooo:rsid="004e4fc3" officeooo:paragraph-rsid="004e4fc3" style:font-style-asian="normal" style:font-style-complex="normal"/>
    </style:style>
    <style:style style:name="P45" style:family="paragraph" style:parent-style-name="Text_20_body" style:list-style-name="L1">
      <style:paragraph-properties fo:text-align="start" style:justify-single-word="false"/>
      <style:text-properties fo:font-style="normal" officeooo:rsid="00516521" officeooo:paragraph-rsid="00516521" style:font-style-asian="normal" style:font-style-complex="normal"/>
    </style:style>
    <style:style style:name="P46" style:family="paragraph" style:parent-style-name="Text_20_body">
      <style:paragraph-properties fo:text-align="start" style:justify-single-word="false"/>
      <style:text-properties fo:font-style="normal" officeooo:rsid="005457c5" officeooo:paragraph-rsid="00588b94" style:font-style-asian="normal" style:font-style-complex="normal"/>
    </style:style>
    <style:style style:name="P47" style:family="paragraph" style:parent-style-name="Text_20_body">
      <style:paragraph-properties fo:text-align="start" style:justify-single-word="false"/>
      <style:text-properties fo:font-style="normal" officeooo:rsid="005cb954" officeooo:paragraph-rsid="005cb954" style:font-style-asian="normal" style:font-style-complex="normal"/>
    </style:style>
    <style:style style:name="P48" style:family="paragraph" style:parent-style-name="Text_20_body">
      <style:paragraph-properties fo:text-align="start" style:justify-single-word="false"/>
      <style:text-properties fo:font-style="normal" officeooo:rsid="0063a208" officeooo:paragraph-rsid="0063a208" style:font-style-asian="normal" style:font-style-complex="normal"/>
    </style:style>
    <style:style style:name="P49" style:family="paragraph" style:parent-style-name="Text_20_body">
      <style:paragraph-properties fo:text-align="start" style:justify-single-word="false"/>
      <style:text-properties fo:font-style="normal" officeooo:rsid="006cf019" officeooo:paragraph-rsid="006cf019" style:font-style-asian="normal" style:font-style-complex="normal"/>
    </style:style>
    <style:style style:name="P50" style:family="paragraph" style:parent-style-name="Text_20_body">
      <style:paragraph-properties fo:text-align="start" style:justify-single-word="false"/>
      <style:text-properties fo:font-style="normal" officeooo:rsid="007579cb" officeooo:paragraph-rsid="007579cb" style:font-style-asian="normal" style:font-style-complex="normal"/>
    </style:style>
    <style:style style:name="P51" style:family="paragraph" style:parent-style-name="Text_20_body" style:list-style-name="L1">
      <style:paragraph-properties fo:text-align="start" style:justify-single-word="false"/>
      <style:text-properties fo:font-style="normal" fo:font-weight="bold" officeooo:rsid="00479be2" officeooo:paragraph-rsid="00479be2" style:font-style-asian="normal" style:font-weight-asian="bold" style:font-style-complex="normal" style:font-weight-complex="bold"/>
    </style:style>
    <style:style style:name="P52" style:family="paragraph" style:parent-style-name="Text_20_body" style:list-style-name="L1">
      <style:paragraph-properties fo:text-align="start" style:justify-single-word="false"/>
      <style:text-properties fo:font-style="normal" fo:font-weight="bold" officeooo:rsid="00485f76" officeooo:paragraph-rsid="00485f76" style:font-style-asian="normal" style:font-weight-asian="bold" style:font-style-complex="normal" style:font-weight-complex="bold"/>
    </style:style>
    <style:style style:name="P53" style:family="paragraph" style:parent-style-name="Text_20_body">
      <style:paragraph-properties fo:text-align="start" style:justify-single-word="false"/>
      <style:text-properties fo:font-style="normal" style:text-underline-style="solid" style:text-underline-width="auto" style:text-underline-color="font-color" fo:font-weight="normal" officeooo:rsid="005457c5" officeooo:paragraph-rsid="00588b94" style:font-style-asian="normal" style:font-weight-asian="normal" style:font-style-complex="normal" style:font-weight-complex="normal"/>
    </style:style>
    <style:style style:name="P54" style:family="paragraph" style:parent-style-name="Text_20_body">
      <style:paragraph-properties fo:text-align="start" style:justify-single-word="false"/>
      <style:text-properties fo:font-style="normal" style:text-underline-style="solid" style:text-underline-width="auto" style:text-underline-color="font-color" officeooo:rsid="005b5167" officeooo:paragraph-rsid="005b5167" style:font-style-asian="normal" style:font-style-complex="normal"/>
    </style:style>
    <style:style style:name="P55" style:family="paragraph" style:parent-style-name="Text_20_body">
      <style:paragraph-properties fo:text-align="start" style:justify-single-word="false"/>
      <style:text-properties fo:font-style="normal" style:text-underline-style="solid" style:text-underline-width="auto" style:text-underline-color="font-color" officeooo:rsid="005e7045" officeooo:paragraph-rsid="005e7045" style:font-style-asian="normal" style:font-style-complex="normal"/>
    </style:style>
    <style:style style:name="P56" style:family="paragraph" style:parent-style-name="Text_20_body">
      <style:paragraph-properties fo:text-align="start" style:justify-single-word="false"/>
      <style:text-properties fo:font-style="normal" style:text-underline-style="solid" style:text-underline-width="auto" style:text-underline-color="font-color" officeooo:rsid="006b4f2e" officeooo:paragraph-rsid="006b4f2e" style:font-style-asian="normal" style:font-style-complex="normal"/>
    </style:style>
    <style:style style:name="P57" style:family="paragraph" style:parent-style-name="Text_20_body">
      <style:text-properties officeooo:rsid="0027ae3a" officeooo:paragraph-rsid="0027ae3a"/>
    </style:style>
    <style:style style:name="P58" style:family="paragraph" style:parent-style-name="Text_20_body">
      <style:paragraph-properties fo:text-align="start" style:justify-single-word="false"/>
      <style:text-properties officeooo:rsid="0027ae3a" officeooo:paragraph-rsid="002f9a88"/>
    </style:style>
    <style:style style:name="P59" style:family="paragraph" style:parent-style-name="Text_20_body">
      <style:text-properties officeooo:rsid="00348d96" officeooo:paragraph-rsid="00348d96"/>
    </style:style>
    <style:style style:name="P60" style:family="paragraph" style:parent-style-name="Text_20_body">
      <style:text-properties officeooo:rsid="0035db18" officeooo:paragraph-rsid="0035db18"/>
    </style:style>
    <style:style style:name="T1" style:family="text">
      <style:text-properties officeooo:rsid="002023fd"/>
    </style:style>
    <style:style style:name="T2" style:family="text">
      <style:text-properties officeooo:rsid="00576777"/>
    </style:style>
    <style:style style:name="T3" style:family="text">
      <style:text-properties fo:font-style="italic" style:font-style-asian="italic" style:font-style-complex="italic"/>
    </style:style>
    <style:style style:name="T4" style:family="text">
      <style:text-properties officeooo:rsid="005fb6ad"/>
    </style:style>
    <style:style style:name="T5" style:family="text">
      <style:text-properties officeooo:rsid="005c83a5"/>
    </style:style>
    <style:style style:name="T6" style:family="text">
      <style:text-properties officeooo:rsid="005e7217"/>
    </style:style>
    <style:style style:name="T7" style:family="text">
      <style:text-properties fo:font-style="normal" style:font-style-asian="normal" style:font-style-complex="normal"/>
    </style:style>
    <style:style style:name="T8" style:family="text">
      <style:text-properties fo:font-style="normal" officeooo:rsid="0095984b" style:font-style-asian="normal" style:font-style-complex="normal"/>
    </style:style>
    <style:style style:name="T9" style:family="text">
      <style:text-properties fo:font-style="normal" officeooo:rsid="0095a298" style:font-style-asian="normal" style:font-style-complex="normal"/>
    </style:style>
    <style:style style:name="T10" style:family="text">
      <style:text-properties fo:font-style="normal" officeooo:rsid="0096ffb9" style:font-style-asian="normal" style:font-style-complex="normal"/>
    </style:style>
    <style:style style:name="T11" style:family="text">
      <style:text-properties fo:font-style="normal" officeooo:rsid="0098bcea" style:font-style-asian="normal" style:font-style-complex="normal"/>
    </style:style>
    <style:style style:name="T12" style:family="text">
      <style:text-properties officeooo:rsid="00225ef1"/>
    </style:style>
    <style:style style:name="T13" style:family="text">
      <style:text-properties officeooo:rsid="00245531"/>
    </style:style>
    <style:style style:name="T14" style:family="text">
      <style:text-properties officeooo:rsid="0025af70"/>
    </style:style>
    <style:style style:name="T15" style:family="text">
      <style:text-properties officeooo:rsid="0028adf3"/>
    </style:style>
    <style:style style:name="T16" style:family="text">
      <style:text-properties officeooo:rsid="002a4ea4"/>
    </style:style>
    <style:style style:name="T17" style:family="text">
      <style:text-properties officeooo:rsid="002a5dbe"/>
    </style:style>
    <style:style style:name="T18" style:family="text">
      <style:text-properties officeooo:rsid="002eef7f"/>
    </style:style>
    <style:style style:name="T19" style:family="text">
      <style:text-properties officeooo:rsid="0066b111"/>
    </style:style>
    <style:style style:name="T20" style:family="text">
      <style:text-properties officeooo:rsid="0069082b"/>
    </style:style>
    <style:style style:name="T21" style:family="text">
      <style:text-properties officeooo:rsid="006a54dd"/>
    </style:style>
    <style:style style:name="T22" style:family="text">
      <style:text-properties officeooo:rsid="0089e8cf"/>
    </style:style>
    <style:style style:name="T23" style:family="text">
      <style:text-properties officeooo:rsid="0087d856"/>
    </style:style>
    <style:style style:name="T24" style:family="text">
      <style:text-properties officeooo:rsid="00891431"/>
    </style:style>
    <style:style style:name="T25" style:family="text">
      <style:text-properties officeooo:rsid="0089a0c7"/>
    </style:style>
    <style:style style:name="T26" style:family="text">
      <style:text-properties officeooo:rsid="008a4454"/>
    </style:style>
    <style:style style:name="T27" style:family="text">
      <style:text-properties officeooo:rsid="008b8d6e"/>
    </style:style>
    <style:style style:name="T28" style:family="text">
      <style:text-properties officeooo:rsid="006fa7ae"/>
    </style:style>
    <style:style style:name="T29" style:family="text">
      <style:text-properties officeooo:rsid="00718161"/>
    </style:style>
    <style:style style:name="T30" style:family="text">
      <style:text-properties officeooo:rsid="00741b38"/>
    </style:style>
    <style:style style:name="T31" style:family="text">
      <style:text-properties officeooo:rsid="0072a3ab"/>
    </style:style>
    <style:style style:name="T32" style:family="text">
      <style:text-properties officeooo:rsid="00731726"/>
    </style:style>
    <style:style style:name="T33" style:family="text">
      <style:text-properties officeooo:rsid="007518fe"/>
    </style:style>
    <style:style style:name="T34" style:family="text">
      <style:text-properties officeooo:rsid="0076ddf6"/>
    </style:style>
    <style:style style:name="T35" style:family="text">
      <style:text-properties officeooo:rsid="0077296e"/>
    </style:style>
    <style:style style:name="T36" style:family="text">
      <style:text-properties officeooo:rsid="0078ae85"/>
    </style:style>
    <style:style style:name="T37" style:family="text">
      <style:text-properties officeooo:rsid="007a9354"/>
    </style:style>
    <style:style style:name="T38" style:family="text">
      <style:text-properties officeooo:rsid="007bf9a5"/>
    </style:style>
    <style:style style:name="T39" style:family="text">
      <style:text-properties officeooo:rsid="007c2157"/>
    </style:style>
    <style:style style:name="T40" style:family="text">
      <style:text-properties officeooo:rsid="007d7d18"/>
    </style:style>
    <style:style style:name="T41" style:family="text">
      <style:text-properties officeooo:rsid="007dbb4a"/>
    </style:style>
    <style:style style:name="T42" style:family="text">
      <style:text-properties officeooo:rsid="007e63a2"/>
    </style:style>
    <style:style style:name="T43" style:family="text">
      <style:text-properties officeooo:rsid="007f87ee"/>
    </style:style>
    <style:style style:name="T44" style:family="text">
      <style:text-properties officeooo:rsid="0081195e"/>
    </style:style>
    <style:style style:name="T45" style:family="text">
      <style:text-properties officeooo:rsid="0081f816"/>
    </style:style>
    <style:style style:name="T46" style:family="text">
      <style:text-properties officeooo:rsid="0082187f"/>
    </style:style>
    <style:style style:name="T47" style:family="text">
      <style:text-properties officeooo:rsid="00824273"/>
    </style:style>
    <style:style style:name="T48" style:family="text">
      <style:text-properties officeooo:rsid="009087a8"/>
    </style:style>
    <style:style style:name="T49" style:family="text">
      <style:text-properties officeooo:rsid="0091f1c3"/>
    </style:style>
    <style:style style:name="T50" style:family="text">
      <style:text-properties officeooo:rsid="0092b8ef"/>
    </style:style>
    <style:style style:name="T51" style:family="text">
      <style:text-properties officeooo:rsid="0093c96d"/>
    </style:style>
    <style:style style:name="T52" style:family="text">
      <style:text-properties officeooo:rsid="00941bea"/>
    </style:style>
    <style:style style:name="T53" style:family="text">
      <style:text-properties officeooo:rsid="0098bcea"/>
    </style:style>
    <style:style style:name="T54" style:family="text">
      <style:text-properties officeooo:rsid="00330c90"/>
    </style:style>
    <style:style style:name="T55" style:family="text">
      <style:text-properties officeooo:rsid="0039955a"/>
    </style:style>
    <style:style style:name="T56" style:family="text">
      <style:text-properties officeooo:rsid="003b5f9b"/>
    </style:style>
    <style:style style:name="T57" style:family="text">
      <style:text-properties officeooo:rsid="003c671a"/>
    </style:style>
    <style:style style:name="T58" style:family="text">
      <style:text-properties officeooo:rsid="003daa5d"/>
    </style:style>
    <style:style style:name="T59" style:family="text">
      <style:text-properties officeooo:rsid="003e3f7c"/>
    </style:style>
    <style:style style:name="T60" style:family="text">
      <style:text-properties officeooo:rsid="003fd65e"/>
    </style:style>
    <style:style style:name="T61" style:family="text">
      <style:text-properties officeooo:rsid="00416f39"/>
    </style:style>
    <style:style style:name="T62" style:family="text">
      <style:text-properties officeooo:rsid="0042bf08"/>
    </style:style>
    <style:style style:name="T63" style:family="text">
      <style:text-properties officeooo:rsid="0043b2b5"/>
    </style:style>
    <style:style style:name="T64" style:family="text">
      <style:text-properties officeooo:rsid="00440a84"/>
    </style:style>
    <style:style style:name="T65" style:family="text">
      <style:text-properties officeooo:rsid="00445fff"/>
    </style:style>
    <style:style style:name="T66" style:family="text">
      <style:text-properties officeooo:rsid="0045dbe1"/>
    </style:style>
    <style:style style:name="T67" style:family="text">
      <style:text-properties officeooo:rsid="0046cd1b"/>
    </style:style>
    <style:style style:name="T68" style:family="text">
      <style:text-properties officeooo:rsid="0046e52f"/>
    </style:style>
    <style:style style:name="T69" style:family="text">
      <style:text-properties officeooo:rsid="004edcda"/>
    </style:style>
    <style:style style:name="T70" style:family="text">
      <style:text-properties officeooo:rsid="0054bd68"/>
    </style:style>
    <style:style style:name="T71" style:family="text">
      <style:text-properties officeooo:rsid="00569034"/>
    </style:style>
    <style:style style:name="T72" style:family="text">
      <style:text-properties officeooo:rsid="00588b94"/>
    </style:style>
    <style:style style:name="T73" style:family="text">
      <style:text-properties officeooo:rsid="0059c668"/>
    </style:style>
    <style:style style:name="T74" style:family="text">
      <style:text-properties officeooo:rsid="005a9c1d"/>
    </style:style>
    <style:style style:name="T75" style:family="text">
      <style:text-properties officeooo:rsid="005e7045"/>
    </style:style>
    <style:style style:name="T76" style:family="text">
      <style:text-properties officeooo:rsid="005eb5af"/>
    </style:style>
    <style:style style:name="T77" style:family="text">
      <style:text-properties officeooo:rsid="00601c71"/>
    </style:style>
    <style:style style:name="T78" style:family="text">
      <style:text-properties officeooo:rsid="00614f24"/>
    </style:style>
    <style:style style:name="T79" style:family="text">
      <style:text-properties style:font-name="Liberation Serif1" officeooo:rsid="00614f24" style:font-name-asian="Liberation Serif1" style:font-name-complex="Liberation Serif1"/>
    </style:style>
    <style:style style:name="T80" style:family="text">
      <style:text-properties style:font-name="Liberation Serif" officeooo:rsid="00614f24" style:font-name-asian="Noto Serif CJK SC" style:font-name-complex="FreeSans"/>
    </style:style>
    <style:style style:name="T81" style:family="text">
      <style:text-properties style:font-name="Liberation Serif" officeooo:rsid="0062f575" style:font-name-asian="Noto Serif CJK SC" style:font-name-complex="FreeSans"/>
    </style:style>
    <style:style style:name="T82" style:family="text">
      <style:text-properties officeooo:rsid="00630337"/>
    </style:style>
    <style:style style:name="T83" style:family="text">
      <style:text-properties officeooo:rsid="006350b4"/>
    </style:style>
    <style:style style:name="T84" style:family="text">
      <style:text-properties officeooo:rsid="00655ff1"/>
    </style:style>
    <style:style style:name="T85" style:family="text">
      <style:text-properties officeooo:rsid="00675df1"/>
    </style:style>
    <style:style style:name="T86" style:family="text">
      <style:text-properties officeooo:rsid="006938dd"/>
    </style:style>
    <style:style style:name="T87" style:family="text">
      <style:text-properties officeooo:rsid="006a93ca"/>
    </style:style>
    <style:style style:name="T88" style:family="text">
      <style:text-properties officeooo:rsid="006d0be6"/>
    </style:style>
    <style:style style:name="T89" style:family="text">
      <style:text-properties officeooo:rsid="006d8d9f"/>
    </style:style>
    <style:style style:name="T90" style:family="text">
      <style:text-properties officeooo:rsid="006d9da4"/>
    </style:style>
    <style:style style:name="T91" style:family="text">
      <style:text-properties officeooo:rsid="006e6df3"/>
    </style:style>
    <style:style style:name="T92" style:family="text">
      <style:text-properties officeooo:rsid="00709fd9"/>
    </style:style>
    <style:style style:name="T93" style:family="text">
      <style:text-properties officeooo:rsid="0070e289"/>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3"><text:a xlink:type="simple" xlink:href="#__RefHeading___Toc690_234721219" text:style-name="Index_20_Link" text:visited-style-name="Index_20_Link">1. Introduction<text:tab/>3</text:a></text:p>
          <text:p text:style-name="P3"><text:a xlink:type="simple" xlink:href="#__RefHeading___Toc692_234721219" text:style-name="Index_20_Link" text:visited-style-name="Index_20_Link">2. Research plan<text:tab/>4</text:a></text:p>
          <text:p text:style-name="P3"><text:a xlink:type="simple" xlink:href="#__RefHeading___Toc694_234721219" text:style-name="Index_20_Link" text:visited-style-name="Index_20_Link">3. Research methods<text:tab/>5</text:a></text:p>
          <text:p text:style-name="P3"><text:a xlink:type="simple" xlink:href="#__RefHeading___Toc696_234721219" text:style-name="Index_20_Link" text:visited-style-name="Index_20_Link">4. Research results<text:tab/>6</text:a></text:p>
          <text:p text:style-name="P3"><text:a xlink:type="simple" xlink:href="#__RefHeading___Toc698_234721219" text:style-name="Index_20_Link" text:visited-style-name="Index_20_Link">5. Conclusions<text:tab/>7</text:a></text:p>
        </text:index-body>
      </text:table-of-content>
      <text:p text:style-name="Standard"/>
      <text:h text:style-name="P5" text:outline-level="1"><text:bookmark-start text:name="__RefHeading___Toc690_234721219"/>1. Introduction<text:bookmark-end text:name="__RefHeading___Toc690_234721219"/></text:h>
      <text:p text:style-name="Text_20_body"/>
      <text:p text:style-name="Text_20_body"/>
      <text:h text:style-name="P6" text:outline-level="1"><text:bookmark-start text:name="__RefHeading___Toc692_234721219"/>2. Research<text:bookmark-end text:name="__RefHeading___Toc692_234721219"/></text:h>
      <text:h text:style-name="P1" text:outline-level="2"><text:span text:style-name="T15">2.1 Research</text:span> plan</text:h>
      <text:p text:style-name="Text_20_body"/>
      <text:p text:style-name="P10">To be able to provide a clear structure to the project research, a main research question has been formulated and split off into several sub-questions. The main research question is the following:</text:p>
      <text:p text:style-name="P11"><text:span text:style-name="T1">W</text:span><text:span text:style-name="T2">hat functionalities should</text:span> a digital alternative to the traditional school-board <text:span text:style-name="T2">include, to be user-friendly for the use of teaching and taking notes in education?</text:span></text:p>
      <text:p text:style-name="P26"/>
      <text:p text:style-name="P25">A number of sub-questions have been formulated to specify the research area and clarify the hard to define and/or subjective parts of the main question. These sub-questions are the following:</text:p>
      <text:p text:style-name="P25"/>
      <text:p text:style-name="P14">1. What programs currently exist, that can be used for the purpose of teaching and taking notes?</text:p>
      <text:p text:style-name="P14">2. Why are current programs considered to be user-unfriendly for this specific educational purpose?</text:p>
      <text:p text:style-name="P17">3. What functionalit<text:span text:style-name="T4">ies</text:span> <text:span text:style-name="T4">are</text:span> missing or can be considered desirable for a digital school-board?</text:p>
      <text:p text:style-name="P20">4. <text:span text:style-name="T5">What hardware can be used to improve the user-friendliness </text:span><text:span text:style-name="T6">of the program?</text:span></text:p>
      <text:p text:style-name="P12">5. How can the program be used on various platforms?</text:p>
      <text:p text:style-name="P23"><text:span text:style-name="T7"/></text:p>
      <text:p text:style-name="P23"><text:span text:style-name="T7">Combining these questions is believed to provide the needed guidelines to answer the main research question and to help design the solution.</text:span></text:p>
      <text:h text:style-name="P2" text:outline-level="2"><text:bookmark-start text:name="__RefHeading___Toc694_234721219"/><text:span text:style-name="T12">2.</text:span><text:span text:style-name="T16">2</text:span> Research <text:span text:style-name="T14">M</text:span>ethod<text:span text:style-name="T14">ology</text:span><text:bookmark-end text:name="__RefHeading___Toc694_234721219"/></text:h>
      <text:p text:style-name="P9"/>
      <text:p text:style-name="P57">The research methodology will deal with the used methods to answer the main research question, preceded by the sub-questions, <text:span text:style-name="T15">as formulated in </text:span><text:span text:style-name="T17">the Research Plan</text:span>. <text:span text:style-name="T18">As is the case with the research, the sub-questions will be dealt with firstly, after which the main research question will be handled.</text:span></text:p>
      <text:p text:style-name="P57"/>
      <text:p text:style-name="P15">1. What programs currently exist, that can be used for the purpose of teaching and taking notes?</text:p>
      <text:p text:style-name="P27">To answer this question, <text:span text:style-name="T19">a desk research will be conducted, </text:span><text:span text:style-name="T20">using online resources to create a list of existing programs that could be used for the purpose of a digital school-board. </text:span><text:span text:style-name="T21">This will include paid, free-to-use and open-source programs alike. The type of programs that will be researched are the following:</text:span></text:p>
      <text:p text:style-name="P27"><text:tab/>- <text:span text:style-name="T21">Drawing programs</text:span></text:p>
      <text:p text:style-name="P27"><text:tab/>- <text:span text:style-name="T21">Design programs</text:span></text:p>
      <text:p text:style-name="P27"><text:tab/>- <text:span text:style-name="T21">Note/text editor programs</text:span></text:p>
      <text:p text:style-name="P28">Mobile and tablet app<text:span text:style-name="T22">lications</text:span> will <text:span text:style-name="T23">largely</text:span> be left out of consideration, since <text:span text:style-name="T24">the program is meant to run </text:span><text:span text:style-name="T25">on desktops and laptops. </text:span><text:span text:style-name="T22">The usability for these types of applications is </text:span><text:span text:style-name="T26">fundamentally different </text:span><text:span text:style-name="T27">and is out of scope for this phase in the project.</text:span></text:p>
      <text:p text:style-name="P29"/>
      <text:p text:style-name="P15">2. Why are current programs considered to be user-unfriendly for this specific educational purpose?</text:p>
      <text:p text:style-name="P31">To find out what <text:span text:style-name="T28">users consider t be user-unfriendly when using the the programs in the list created by the previous sub-question, </text:span><text:span text:style-name="T29">online reviews for </text:span><text:span text:style-name="T30">the five most popular</text:span><text:span text:style-name="T29"> of these programs will be analysed to determine if they are relevant </text:span><text:span text:style-name="T31">to this research and will be listed. </text:span><text:span text:style-name="T32">Once twenty or more reviews per program have been found to be relevant, they will be summarised and a conclusion will be drawn per individual program, </text:span><text:span text:style-name="T33">followed by a single complete conclusion and answer to this sub-question.</text:span></text:p>
      <text:p text:style-name="P32"/>
      <text:p text:style-name="P18">3. What functionalit<text:span text:style-name="T4">ies</text:span> <text:span text:style-name="T4">are</text:span> missing or can be considered desirable for a digital school-board?</text:p>
      <text:p text:style-name="P34">The resulting conclu<text:span text:style-name="T34">sion from the previous sub-question will be </text:span><text:span text:style-name="T35">translated into a list of missing </text:span><text:span text:style-name="T36">and/or desirable </text:span><text:span text:style-name="T35">functionalities, </text:span><text:span text:style-name="T37">after which a more qualitative research will be conducted in the form of a short </text:span><text:span text:style-name="T38">and simple </text:span><text:span text:style-name="T37">interview with a number of teachers and students. </text:span><text:span text:style-name="T39">These interviews will be conducted to create another list of functionalities that are desirable. </text:span><text:span text:style-name="T40">These lists of functionalities will be </text:span><text:span text:style-name="T41">combined </text:span><text:span text:style-name="T42">and will be analysed </text:span><text:span text:style-name="T43">to research which of these are realisable </text:span><text:span text:style-name="T44">for the project </text:span><text:span text:style-name="T45">and which might be at a later stage</text:span><text:span text:style-name="T44">. </text:span><text:span text:style-name="T46">The results will be used to formulate requirements and </text:span><text:span text:style-name="T47">possibly recommendations for future development.</text:span></text:p>
      <text:p text:style-name="P35"/>
      <text:p text:style-name="P21">4. <text:span text:style-name="T5">What hardware can be used to improve the user-friendliness </text:span><text:span text:style-name="T6">of the program?</text:span></text:p>
      <text:p text:style-name="P37"><text:soft-page-break/>It might not be sufficient to design a program that can only be used with a regular mouse or trackpad. <text:span text:style-name="T48">To make sure that </text:span><text:span text:style-name="T49">the user-friendliness of the program can be increased, </text:span><text:span text:style-name="T50">the possibilities of using </text:span><text:span text:style-name="T51">separate hardware like </text:span><text:span text:style-name="T52">drawing tablets will be researched.</text:span></text:p>
      <text:p text:style-name="P38"/>
      <text:p text:style-name="P38">5. <text:span text:style-name="T3">How can the program be used on various platforms?</text:span></text:p>
      <text:p text:style-name="P58"><text:span text:style-name="T8">To allow users </text:span><text:span text:style-name="T9">to use the program on various platforms, </text:span><text:span text:style-name="T10">it is desirable to create the program in such a way that it might be used on a large number of different platforms, without having to make adjustments to that particular system. </text:span><text:span text:style-name="T11">This means that the program should not require the installation of any dependencies or other alterations to the system.</text:span></text:p>
      <text:p text:style-name="P58"><text:span text:style-name="T11"/></text:p>
      <text:p text:style-name="P24"><text:span text:style-name="T1">W</text:span><text:span text:style-name="T2">hat functionalities should</text:span><text:span text:style-name="T53"> a digital alternative to the traditional school-board </text:span><text:span text:style-name="T2">include, to be user-friendly for the use of teaching and taking notes in education?</text:span></text:p>
      <text:p text:style-name="P39">The answers to the sub-questions will be combined into a summary and a list of requirements. <text:span text:style-name="T54">These requirements together with the summary of the sub-questions, will provide the answer to the main research question and create a clear outlining for the project.</text:span></text:p>
      <text:h text:style-name="P2" text:outline-level="2"><text:bookmark-start text:name="__RefHeading___Toc696_234721219"/><text:span text:style-name="T13">2.</text:span><text:span text:style-name="T16">3</text:span> Research results<text:bookmark-end text:name="__RefHeading___Toc696_234721219"/></text:h>
      <text:p text:style-name="P9"/>
      <text:p text:style-name="P59">The results of the research will be handled per question, firstly dealing with the sub-questions.</text:p>
      <text:p text:style-name="P60">The results are listed in this paragraph. The conclusions following this research, will be dealt with in the Conclusions chapter.</text:p>
      <text:p text:style-name="P9"/>
      <text:p text:style-name="P16">1. What programs currently exist, that can be used for the purpose of teaching and taking notes?</text:p>
      <text:p text:style-name="P40">Currently, a great number of free and paid drawing <text:span text:style-name="T57">and note/text editor</text:span> programs exist that can be used for complex drawings and image processing, <text:span text:style-name="T58">and </text:span><text:span text:style-name="T59">editing text in text file format</text:span>. <text:span text:style-name="T55">These programs all have several advantages and disadvantages in general, but especially when </text:span><text:span text:style-name="T56">a user is looking for a solution for the </text:span><text:span text:style-name="T60">specific</text:span><text:span text:style-name="T56"> purpose</text:span><text:span text:style-name="T61">s</text:span><text:span text:style-name="T56"> of teaching, and taking and sharing notes. </text:span><text:span text:style-name="T62">A number of these programs will be listed below and </text:span><text:span text:style-name="T63">are chosen based on suitability </text:span><text:span text:style-name="T65">to the project purpose</text:span><text:span text:style-name="T63">, pric</text:span><text:span text:style-name="T66">ing</text:span><text:span text:style-name="T63">, </text:span><text:span text:style-name="T64">diversity </text:span><text:span text:style-name="T67">to each other</text:span><text:span text:style-name="T63"> and popularity </text:span><text:span text:style-name="T68">amongst users</text:span><text:span text:style-name="T63">.</text:span></text:p>
      <text:list xml:id="list38724844" text:style-name="L1">
        <text:list-item>
          <text:p text:style-name="P51">Adobe Photoshop</text:p>
        </text:list-item>
      </text:list>
      <text:p text:style-name="P53"><text:span text:style-name="T72">General:</text:span></text:p>
      <text:p text:style-name="P46">Adobe Photoshop is a highly popular program amongst many types of users. <text:span text:style-name="T70">Adobe Photoshop is mostly used by designers and photographers, but is included in the Creative Cloud package, made available by Adobe. </text:span><text:span text:style-name="T71">The program enables users to create drawings and images but also allows the modification of existing images, which can easily be imported. </text:span><text:span text:style-name="T72">If the user </text:span><text:span text:style-name="T73">has a Creative Cloud subscription, projects made in Adobe Photoshop are stored in a personal cloud-based space automatically. </text:span><text:span text:style-name="T74">The program is able to be modified, so users can have quick and intuitive access to their favourite brushes, colours and styles. </text:span><text:span text:style-name="T75">The program used to be available for </text:span><text:span text:style-name="T76">stand-alone purchase, but now seems to only be available with a Creative Cloud subscription. </text:span><text:span text:style-name="T77">This subscriptions price varies, depending on the user. For example, students and teacher might benefit from lower prices due to an educational subscription. </text:span><text:span text:style-name="T78">This educational subscription costs about </text:span><text:span text:style-name="T79">€</text:span><text:span text:style-name="T80">17,- per month, while a normal subscription costs about </text:span><text:span text:style-name="T79">€</text:span><text:span text:style-name="T80">45,- per month. </text:span><text:span text:style-name="T81">This includes a great number of programs that might be beneficial for certain types of study courses.</text:span></text:p>
      <text:p text:style-name="P54">Pros:</text:p>
      <text:p text:style-name="P47">The program works intuitively and is customisable to the users personal preferences. <text:span text:style-name="T82">Creative Cloud is heavily discounted for educational use and store</text:span><text:span text:style-name="T83">s</text:span><text:span text:style-name="T82"> all projects in a cloud based space. </text:span><text:span text:style-name="T86">The program is popular and when encountering problems, solutions can easily be found online.</text:span></text:p>
      <text:p text:style-name="P55">Cons:</text:p>
      <text:p text:style-name="P48">The program is not designed for educational use and could be hard to use for this purpose. For new users, the learning curve is considered to be steep, which might act as a deterrent for both students and teachers who do not <text:span text:style-name="T84">use it daily.</text:span> <text:span text:style-name="T85">The program is severely overpowered if used for making notes and simple drawing and can be considered to be in the higher price-range if only used for this purpose. </text:span><text:span text:style-name="T89">A free competitor to Adobe Photoshop is available and is called Gimp. However, this program has an even steeper learning curve than Adobe Photoshop, which is why it is not dealt with </text:span><text:soft-page-break/><text:span text:style-name="T89">separately.</text:span><text:span text:style-name="T85"> </text:span><text:span text:style-name="T87">There are also no specific tools available for educational drawings and notes, which means that the drawings have to be made manually, and for most users, using the computers mouse.</text:span></text:p>
      <text:list xml:id="list105858703113897" text:continue-numbering="true" text:style-name="L1">
        <text:list-item>
          <text:p text:style-name="P52">Inkscape</text:p>
        </text:list-item>
      </text:list>
      <text:p text:style-name="P56">General:</text:p>
      <text:p text:style-name="P49">Inkscape is a free and open-sourced program that has been around for many years. <text:span text:style-name="T88">It is </text:span><text:span text:style-name="T92">a direct</text:span><text:span text:style-name="T88"> competitor to Adobe Illustrator </text:span><text:span text:style-name="T90">and is fairly popular</text:span><text:span text:style-name="T88">. </text:span><text:span text:style-name="T91">Since Inkscape is free and has little disadvantages when compared to Adobe Illustrator </text:span><text:span text:style-name="T93">and even a number of advantages, like compatibility with more operating systems</text:span><text:span text:style-name="T91">, only Inkscape is considered.</text:span></text:p>
      <text:p text:style-name="P50">Pros:</text:p>
      <text:p text:style-name="P50"/>
      <text:p text:style-name="P50">Cons:</text:p>
      <text:p text:style-name="P50"/>
      <text:list xml:id="list105858084334423" text:continue-numbering="true" text:style-name="L1">
        <text:list-item>
          <text:p text:style-name="P42">Leonardo</text:p>
        </text:list-item>
      </text:list>
      <text:p text:style-name="P41"/>
      <text:list xml:id="list105858572910629" text:continue-numbering="true" text:style-name="L1">
        <text:list-item>
          <text:p text:style-name="P42">Paint 3D</text:p>
        </text:list-item>
      </text:list>
      <text:p text:style-name="P41"/>
      <text:list xml:id="list105859231831411" text:continue-numbering="true" text:style-name="L1">
        <text:list-item>
          <text:p text:style-name="P43"><text:span text:style-name="T69">Microsoft </text:span>Whiteboard</text:p>
        </text:list-item>
      </text:list>
      <text:p text:style-name="P44"/>
      <text:list xml:id="list105859509316754" text:continue-numbering="true" text:style-name="L1">
        <text:list-item>
          <text:p text:style-name="P45">Evernote</text:p>
        </text:list-item>
      </text:list>
      <text:p text:style-name="P41"/>
      <text:p text:style-name="P40"/>
      <text:p text:style-name="P16">2. Why are current programs considered to be user-unfriendly for this specific educational purpose?</text:p>
      <text:p text:style-name="P30"/>
      <text:p text:style-name="P19">3. What functionalit<text:span text:style-name="T4">ies</text:span> <text:span text:style-name="T4">are</text:span> missing or can be considered desirable for a digital school-board?</text:p>
      <text:p text:style-name="P33"/>
      <text:p text:style-name="P22">4. <text:span text:style-name="T5">What hardware can be used to improve the user-friendliness </text:span><text:span text:style-name="T6">of the program?</text:span></text:p>
      <text:p text:style-name="P36"/>
      <text:p text:style-name="P13">5. How can the program be used on various platforms?</text:p>
      <text:p text:style-name="P13"/>
      <text:p text:style-name="P13"/>
      <text:h text:style-name="P5" text:outline-level="1"><text:bookmark-start text:name="__RefHeading___Toc698_234721219"/><text:span text:style-name="T13">3</text:span>. Conclusions<text:bookmark-end text:name="__RefHeading___Toc698_234721219"/></text:h>
      <text:p text:style-name="P9"/>
      <text:p text:style-name="P9"/>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09:12:11.661181428</meta:creation-date>
    <dc:date>2020-08-17T10:58:29.306722943</dc:date>
    <meta:editing-duration>PT1H45M35S</meta:editing-duration>
    <meta:editing-cycles>87</meta:editing-cycles>
    <meta:generator>LibreOffice/6.4.4.2$Linux_X86_64 LibreOffice_project/40$Build-2</meta:generator>
    <meta:document-statistic meta:table-count="0" meta:image-count="0" meta:object-count="0" meta:page-count="10" meta:paragraph-count="62" meta:word-count="1413" meta:character-count="8686" meta:non-whitespace-character-count="7338"/>
  </office:meta>
</office:document-meta>
</file>